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E62D1247D805F7DE.png" manifest:media-type="image/png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9f79c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b1a4b" officeooo:paragraph-rsid="001b1a4b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beafb" officeooo:paragraph-rsid="001beafb" style:font-name-asian="OLIVEOIL" style:font-size-asian="12pt" style:font-weight-asian="bold" style:font-name-complex="OLIVEOIL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8c38a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626f5" officeooo:paragraph-rsid="001626f5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8c38a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37609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876cd" style:font-name-asian="OzHandicraft BT" style:font-size-asian="14pt" style:font-name-complex="OzHandicraft B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d4f8" officeooo:paragraph-rsid="0011578e" style:font-name-asian="OzHandicraft BT" style:font-size-asian="14pt" style:font-name-complex="OzHandicraft B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1876cd" officeooo:paragraph-rsid="001876cd" style:font-name-asian="OzHandicraft BT" style:font-size-asian="14pt" style:font-name-complex="OzHandicraft B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7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9f79c" style:font-name-asian="OzHandicraft BT" style:font-size-asian="16pt" style:font-name-complex="OzHandicraft BT" style:font-size-complex="16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9f79c" style:font-name-asian="OzHandicraft BT" style:font-size-asian="14pt" style:font-name-complex="OzHandicraft BT" style:font-size-complex="14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de7f3" style:font-name-asian="OzHandicraft BT" style:font-size-asian="14pt" style:font-name-complex="OzHandicraft BT" style:font-size-complex="14pt"/>
    </style:style>
    <style:style style:name="P32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626f5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officeooo:rsid="000ac1f6"/>
    </style:style>
    <style:style style:name="T12" style:family="text">
      <style:text-properties officeooo:rsid="000c7701"/>
    </style:style>
    <style:style style:name="T13" style:family="text">
      <style:text-properties officeooo:rsid="000d5f34"/>
    </style:style>
    <style:style style:name="T14" style:family="text">
      <style:text-properties officeooo:rsid="000e4c35"/>
    </style:style>
    <style:style style:name="T15" style:family="text">
      <style:text-properties officeooo:rsid="00137609"/>
    </style:style>
    <style:style style:name="T16" style:family="text">
      <style:text-properties officeooo:rsid="001626f5"/>
    </style:style>
    <style:style style:name="T17" style:family="text">
      <style:text-properties officeooo:rsid="0016e9b3"/>
    </style:style>
    <style:style style:name="T18" style:family="text">
      <style:text-properties officeooo:rsid="001720cf"/>
    </style:style>
    <style:style style:name="T19" style:family="text">
      <style:text-properties officeooo:rsid="00175b35"/>
    </style:style>
    <style:style style:name="T20" style:family="text">
      <style:text-properties officeooo:rsid="0017b06c"/>
    </style:style>
    <style:style style:name="T21" style:family="text">
      <style:text-properties officeooo:rsid="001876cd"/>
    </style:style>
    <style:style style:name="T22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23" style:family="text">
      <style:text-properties style:font-name="NanumGothic" fo:font-size="16pt" fo:font-weight="bold" officeooo:rsid="001626f5" style:font-size-asian="16pt" style:font-weight-asian="bold" style:font-size-complex="16pt" style:font-weight-complex="bold"/>
    </style:style>
    <style:style style:name="T24" style:family="text">
      <style:text-properties officeooo:rsid="0019f79c"/>
    </style:style>
    <style:style style:name="T25" style:family="text">
      <style:text-properties officeooo:rsid="001b1a4b"/>
    </style:style>
    <style:style style:name="T26" style:family="text">
      <style:text-properties officeooo:rsid="001beafb"/>
    </style:style>
    <style:style style:name="T27" style:family="text">
      <style:text-properties officeooo:rsid="001dcb38"/>
    </style:style>
    <style:style style:name="T28" style:family="text">
      <style:text-properties officeooo:rsid="001de7f3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6"/>
      <text:p text:style-name="P4"/>
      <text:p text:style-name="P4"/>
      <text:p text:style-name="P8"><draw:frame draw:style-name="fr2" draw:name="Object1" text:anchor-type="paragraph" svg:x="13.877cm" svg:y="0.392cm" svg:width="6.278cm" svg:height="11.292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9">Beer Name: <text:s text:c="2"/><text:span text:style-name="T16">Nymm’s Delight</text:span> <text:s text:c="65"/></text:p>
      <text:p text:style-name="P10">Brew Date: <text:s/><text:span text:style-name="T18">Mar 27’17</text:span> <text:s text:c="65"/></text:p>
      <text:p text:style-name="P2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</text:span><text:span text:style-name="T3">1.046</text:span><text:span text:style-name="T2"> <text:s text:c="15"/><text:tab/><text:tab/><text:tab/><text:tab/></text:span><text:span text:style-name="T1"> <text:s/></text:span></text:p>
      <text:p text:style-name="P1"><draw:line text:anchor-type="paragraph" draw:z-index="1" draw:style-name="gr1" draw:text-style-name="P32" svg:x1="1.543cm" svg:y1="0.624cm" svg:x2="1.622cm" svg:y2="6.577cm"><text:p/></draw:line><draw:line text:anchor-type="paragraph" draw:z-index="2" draw:style-name="gr1" draw:text-style-name="P32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9"/>
      <text:p text:style-name="P11">10 <text:s text:c="8"/># <text:s text:c="7"/>ESB</text:p>
      <text:p text:style-name="P11">2 <text:s text:c="10"/># <text:s text:c="4"/>Crystal 20l</text:p>
      <text:p text:style-name="P11">3 <text:s text:c="10"/># <text:s text:c="5"/>Bisquit</text:p>
      <text:p text:style-name="P11">1 <text:s text:c="10"/># <text:s text:c="4"/>Wheat</text:p>
      <text:p text:style-name="P9">.<text:span text:style-name="T16">75 <text:s text:c="7"/># <text:s text:c="5"/>Chocolate</text:span></text:p>
      <text:p text:style-name="P11">1 <text:s text:c="10"/>tsp <text:s text:c="3"/>NaCl(mash)</text:p>
      <text:p text:style-name="P11">1 <text:s text:c="9"/>tsp <text:s text:c="4"/>NaCl(sparge) </text:p>
      <text:p text:style-name="P11">5 <text:s text:c="8"/>tsp <text:s text:c="4"/>Sprchrg</text:p>
      <text:p text:style-name="P11">2 <text:s text:c="8"/>tabs <text:s text:c="2"/>Irish Moss</text:p>
      <text:p text:style-name="P9"><text:s text:c="20"/><text:span text:style-name="T16">Nottingham Yeast</text:span></text:p>
      <text:p text:style-name="P9"/>
      <text:p text:style-name="P9"/>
      <text:p text:style-name="P9"><draw:line text:anchor-type="paragraph" draw:z-index="4" draw:style-name="gr1" draw:text-style-name="P32" svg:x1="9.428cm" svg:y1="0.305cm" svg:x2="9.507cm" svg:y2="3.745cm"><text:p/></draw:line>Qt <text:s/>oz/g <text:s text:c="2"/>Hop/Seasoning <text:s text:c="14"/><text:span text:style-name="T11">Time</text:span></text:p>
      <text:p text:style-name="P24"><draw:line text:anchor-type="paragraph" draw:z-index="3" draw:style-name="gr1" draw:text-style-name="P32" svg:x1="2.549cm" svg:y1="0.012cm" svg:x2="2.628cm" svg:y2="3.452cm"><text:p/></draw:line> <text:span text:style-name="T16">28 <text:s text:c="4"/>g <text:s text:c="5"/>NB <text:s text:c="36"/>90min</text:span></text:p>
      <text:p text:style-name="P25"><text:s/><text:span text:style-name="T16">14 <text:s text:c="4"/>g <text:s text:c="5"/>golding <text:s text:c="29"/>30 min</text:span></text:p>
      <text:p text:style-name="P25"><text:s/><text:span text:style-name="T16">14 <text:s text:c="4"/>g <text:s text:c="5"/>golding <text:s text:c="30"/>15 min</text:span></text:p>
      <text:p text:style-name="P3"><text:span text:style-name="T22"><text:s text:c="18"/></text:span><text:span text:style-name="T23">coffee cherry <text:s text:c="2"/>Tea </text:span></text:p>
      <text:p text:style-name="P3"><text:span text:style-name="T10"><text:s text:c="45"/></text:span><text:span text:style-name="T5"><text:s text:c="762"/></text:span></text:p>
      <text:p text:style-name="P29"/>
      <text:p text:style-name="P30">Stage <text:s text:c="13"/>Date <text:s text:c="17"/></text:p>
      <text:p text:style-name="P12">Primary: <text:s text:c="4"/><text:span text:style-name="T28">Mar 30’17 </text:span></text:p>
      <text:p text:style-name="P31">Racked:<text:tab/> <text:s/><text:span text:style-name="T28">Mar</text:span><text:tab/><text:span text:style-name="T28">27 ‘17</text:span><text:tab/><text:tab/><text:tab/><text:tab/></text:p>
      <text:p text:style-name="P12">Bottled:<text:tab/> <text:s/><text:span text:style-name="T28">Apr 16’17</text:span><text:tab/><text:span text:style-name="T28">6x1l</text:span><text:tab/><text:tab/><text:tab/><text:tab/></text:p>
      <text:p text:style-name="P31">Kegged: <text:s text:c="6"/><text:span text:style-name="T28">Apr 16’17 <text:s text:c="4"/>2x5gal</text:span></text:p>
      <text:p text:style-name="P12">Re-Kegged:</text:p>
      <text:p text:style-name="P1"><text:span text:style-name="T7">Purged:</text:span><text:span text:style-name="T4"><text:tab/><text:tab/><text:tab/><text:tab/><text:tab/><text:tab/>Charged:</text:span></text:p>
      <text:p text:style-name="P12"/>
      <text:p text:style-name="P12"><draw:frame draw:style-name="fr2" draw:name="Object2" text:anchor-type="paragraph" svg:x="9.76cm" svg:y="-0.148cm" svg:width="11.148cm" svg:height="8.999cm" draw:z-index="5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13"> 7am</text:span></text:p>
      <text:p text:style-name="P12">Fill mash tun: <text:span text:style-name="T17">Sun</text:span><text:tab/></text:p>
      <text:p text:style-name="P12">Fill sparge kettle: <text:span text:style-name="T17">Sun</text:span> <text:tab/><text:tab/><text:tab/></text:p>
      <text:p text:style-name="P12">Fire burners: <text:span text:style-name="T17">7</text:span>am</text:p>
      <text:p text:style-name="P12">Heat Mash Tun : Target Temp: 1<text:span text:style-name="T12">50</text:span> <text:s text:c="4"/></text:p>
      <text:p text:style-name="P12">Heat Sparge Kettle: Target Temp: 1<text:span text:style-name="T12">55</text:span></text:p>
      <text:p text:style-name="P12">Target Temp (Mash): 15<text:span text:style-name="T12">0</text:span></text:p>
      <text:p text:style-name="P12">Grind grain: <text:s text:c="3"/><text:span text:style-name="T17">7:40am</text:span></text:p>
      <text:p text:style-name="P12">sparge temp:<text:span text:style-name="T18">159</text:span></text:p>
      <text:p text:style-name="P12">Strike Temp: <text:span text:style-name="T18">155</text:span></text:p>
      <text:p text:style-name="P12">pump temp: <text:s/><text:span text:style-name="T18">160</text:span></text:p>
      <text:p text:style-name="P21">Temp: <text:span text:style-name="T18">152</text:span></text:p>
      <text:p text:style-name="P12">Mash: Duration: <text:span text:style-name="T13">90</text:span> <text:s text:c="6"/>minutes <text:s text:c="7"/></text:p>
      <text:p text:style-name="P12">Start: <text:s/><text:span text:style-name="T18">8:20</text:span> <text:s text:c="5"/>Finish: <text:span text:style-name="T18">9:50am</text:span></text:p>
      <text:p text:style-name="P12">Heat (to deactivate enzymes)<text:tab/><text:tab/></text:p>
      <text:p text:style-name="P14">Target Temp: 168 <text:s text:c="2"/></text:p>
      <text:p text:style-name="P14">Start: <text:span text:style-name="T18">9:50am</text:span> <text:s text:c="6"/></text:p>
      <text:p text:style-name="P12">Finish: <text:s/><text:span text:style-name="T19">10:05</text:span></text:p>
      <text:p text:style-name="P12">Heat Sparge H20 (Target175◦) <text:s text:c="7"/></text:p>
      <text:p text:style-name="P15">Sparge: </text:p>
      <text:p text:style-name="P15">Start: <text:s/><text:span text:style-name="T19">10:17am</text:span></text:p>
      <text:p text:style-name="P18">Finish: <text:span text:style-name="T20">11:00am </text:span></text:p>
      <text:p text:style-name="P18">Wort collected: <text:s text:c="2"/></text:p>
      <text:p text:style-name="P22">full kettle</text:p>
      <text:p text:style-name="P12">Boil : Burner On: <text:s/></text:p>
      <text:p text:style-name="P12">Rolling Boil: <text:s text:c="2"/><text:span text:style-name="T21">11:20</text:span> </text:p>
      <text:p text:style-name="P16">Hops In: <text:s text:c="3"/><text:span text:style-name="T21">11:30</text:span> <text:s text:c="17"/></text:p>
      <text:p text:style-name="P20">Hops In: <text:s/><text:span text:style-name="T21">12:30 </text:span><text:s text:c="2"/>Hops In: <text:span text:style-name="T21">12:45</text:span> <text:s text:c="3"/><text:span text:style-name="T15">Whirlflock in:12:45</text:span></text:p>
      <text:p text:style-name="P23">Tea in: </text:p>
      <text:p text:style-name="P16">Duration: 90 min <text:s/></text:p>
      <text:p text:style-name="P16">Start: <text:s/><text:span text:style-name="T24">11:30</text:span></text:p>
      <text:p text:style-name="P12">Finish: <text:span text:style-name="T24">1</text:span> <text:span text:style-name="T14">pm</text:span> <text:s text:c="4"/></text:p>
      <text:p text:style-name="P12">Burner Off: </text:p>
      <text:p text:style-name="P19">Rest 15 min <text:s/><text:span text:style-name="T25">1pm</text:span></text:p>
      <text:p text:style-name="P19"><text:span text:style-name="T15">Pump and Chill:</text:span> <text:s text:c="5"/></text:p>
      <text:p text:style-name="P17">Start: <text:s/><text:span text:style-name="T25">1:15</text:span></text:p>
      <text:p text:style-name="P17">Finish: <text:s/><text:span text:style-name="T27">1:45</text:span> <text:s/></text:p>
      <text:p text:style-name="P12">OG : <text:s text:c="2"/><text:span text:style-name="T27">1.046</text:span></text:p>
      <text:p text:style-name="P13">Yeast: <text:span text:style-name="T25">Nottingham</text:span></text:p>
      <text:p text:style-name="P12">Irish Moss</text:p>
      <text:p text:style-name="P5">Notes: <text:span text:style-name="T25">mill separated from motor/ had to dismount it and pound it around</text:span></text:p>
      <text:p text:style-name="P6">pump wasn’t circulating while heat<text:span text:style-name="T26">i</text:span>ng mash water</text:p>
      <text:p text:style-name="P7">adjusted boiler outlet/ remove a nipple/ add 1” silicone tub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6T11:35:40.317477460</dc:date>
    <meta:editing-duration>PT3H39M46S</meta:editing-duration>
    <meta:editing-cycles>17</meta:editing-cycles>
    <meta:document-statistic meta:table-count="0" meta:image-count="0" meta:object-count="3" meta:page-count="2" meta:paragraph-count="72" meta:word-count="244" meta:character-count="2800" meta:non-whitespace-character-count="11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2pt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E62D1247D805F7DE.png" xlink:type="simple" xlink:show="embed" xlink:actuate="onLoad">
            <text:p/>
          </draw:image>
        </draw:frame>
        <draw:custom-shape draw:name="Shape2" draw:style-name="gr2" draw:text-style-name="P1" draw:layer="layout" svg:width="0.795cm" svg:height="0.556cm" svg:x="2.322cm" svg:y="5.82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147cm" svg:height="8.999cm" xlink:href="." xlink:type="simple" chart:class="chart:line" chart:style-name="ch1">
        <chart:title svg:x="2.831cm" svg:y="0.315cm" chart:style-name="ch2">
          <text:p>Nymm's Delight Mar 27 '17</text:p>
        </chart:title>
        <chart:legend chart:legend-position="end" svg:x="8.48cm" svg:y="3.702cm" style:legend-expansion="high" chart:style-name="ch3"/>
        <chart:plot-area chart:style-name="ch4" chart:data-source-has-labels="both" svg:x="1.233cm" svg:y="1.273cm" svg:width="7.025cm" svg:height="6.566cm">
          <chartooo:coordinate-region svg:x="2.384cm" svg:y="1.472cm" svg:width="5.874cm" svg:height="5.322cm"/>
          <chart:axis chart:dimension="x" chart:name="primary-x" chart:style-name="ch5" chartooo:axis-type="auto">
            <chartooo:date-scale/>
            <chart:title svg:x="4.383cm" svg:y="8.018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48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 (mash in) </text:p>
              </table:table-cell>
              <table:table-cell office:value-type="float" office:value="152">
                <text:p>152</text:p>
              </table:table-cell>
              <table:table-cell office:value-type="float" office:value="159">
                <text:p>15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">
                <text:p>155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">
                <text:p>155</text:p>
              </table:table-cell>
              <table:table-cell office:value-type="float" office:value="163">
                <text:p>1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7">
                <text:p>157</text:p>
              </table:table-cell>
              <table:table-cell office:value-type="float" office:value="164">
                <text:p>1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">
                <text:p>157</text:p>
              </table:table-cell>
              <table:table-cell office:value-type="float" office:value="164">
                <text:p>16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7">
                <text:p>157</text:p>
              </table:table-cell>
              <table:table-cell office:value-type="float" office:value="162">
                <text:p>16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9">
                <text:p>169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